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Caracter</text:p>
      <text:p text:style-name="P2"/>
      <text:p text:style-name="P1">Summery:<text:tab/>Caracters in the world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Item,Attributes,Abilities, movements,fighting</text:p>
      <text:p text:style-name="P1"/>
      <text:p text:style-name="P1">Participators: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Use carried items</text:p>
          </table:table-cell>
          <table:table-cell table:style-name="Tabell1.C2" office:value-type="string">
            <text:p text:style-name="P3">Item effect trigger or equip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Fight</text:p>
          </table:table-cell>
          <table:table-cell table:style-name="Tabell1.C2" office:value-type="string">
            <text:p text:style-name="P3">Damage enemies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Move</text:p>
          </table:table-cell>
          <table:table-cell table:style-name="Tabell1.C2" office:value-type="string">
            <text:p text:style-name="P3">Character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43:15.19</dc:date>
    <dc:creator>Anders Bolin</dc:creator>
    <meta:editing-duration>PT1H6M11S</meta:editing-duration>
    <meta:editing-cycles>6</meta:editing-cycles>
    <meta:generator>OpenOffice/4.1.0$Win32 OpenOffice.org_project/410m18$Build-9764</meta:generator>
    <meta:document-statistic meta:table-count="1" meta:image-count="0" meta:object-count="0" meta:page-count="1" meta:paragraph-count="30" meta:word-count="51" meta:character-count="282"/>
  </office:meta>
</office:document-meta>
</file>